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resolvableForwardException.getMessageP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resolvableForwardException.UnresolvableForwardException( String forwardName , String actionName , FlowController f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resolvableForwardException.getMessage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resolvableForwardException.causeMayBeSessionExpi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resolvableForwardException.setForwardName( String forwar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resolvableForwardException.getForwar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